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1551" officeooo:paragraph-rsid="000d1551"/>
    </style:style>
    <style:style style:name="P2" style:family="paragraph" style:parent-style-name="Standard">
      <style:text-properties officeooo:rsid="000eaf73" officeooo:paragraph-rsid="000eaf73"/>
    </style:style>
    <style:style style:name="P3" style:family="paragraph" style:parent-style-name="Standard">
      <style:text-properties officeooo:rsid="000fdb8b" officeooo:paragraph-rsid="000fdb8b"/>
    </style:style>
    <style:style style:name="P4" style:family="paragraph" style:parent-style-name="Standard">
      <style:text-properties officeooo:rsid="00113dc0" officeooo:paragraph-rsid="00113dc0"/>
    </style:style>
    <style:style style:name="P5" style:family="paragraph" style:parent-style-name="Standard">
      <style:text-properties officeooo:rsid="0012b9f4" officeooo:paragraph-rsid="0012b9f4"/>
    </style:style>
    <style:style style:name="P6" style:family="paragraph" style:parent-style-name="Standard">
      <style:text-properties officeooo:rsid="0013a7b5" officeooo:paragraph-rsid="0013a7b5"/>
    </style:style>
    <style:style style:name="P7" style:family="paragraph" style:parent-style-name="Standard">
      <style:text-properties officeooo:rsid="00153ab3" officeooo:paragraph-rsid="00153ab3"/>
    </style:style>
    <style:style style:name="P8" style:family="paragraph" style:parent-style-name="Standard">
      <style:text-properties officeooo:rsid="0017b7a5" officeooo:paragraph-rsid="000fdb8b"/>
    </style:style>
    <style:style style:name="P9" style:family="paragraph" style:parent-style-name="Standard">
      <style:text-properties officeooo:rsid="0017e730" officeooo:paragraph-rsid="0017e730"/>
    </style:style>
    <style:style style:name="P10" style:family="paragraph" style:parent-style-name="Standard">
      <style:text-properties fo:font-style="normal" officeooo:rsid="001b56b1" officeooo:paragraph-rsid="001b56b1" style:font-style-asian="normal" style:font-style-complex="normal"/>
    </style:style>
    <style:style style:name="P11" style:family="paragraph" style:parent-style-name="Standard">
      <style:text-properties officeooo:rsid="0017b7a5" officeooo:paragraph-rsid="0017b7a5"/>
    </style:style>
    <style:style style:name="T1" style:family="text">
      <style:text-properties officeooo:rsid="00113dc0"/>
    </style:style>
    <style:style style:name="T2" style:family="text">
      <style:text-properties fo:font-style="italic" officeooo:rsid="0017e730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8a5b7" style:font-style-asian="normal" style:font-style-complex="normal"/>
    </style:style>
    <style:style style:name="T5" style:family="text">
      <style:text-properties fo:font-style="normal" officeooo:rsid="0017e730" style:font-style-asian="normal" style:font-style-complex="normal"/>
    </style:style>
  </office:automatic-styles>
  <office:body>
    <office:text text:use-soft-page-breaks="true">
      <office:forms form:automatic-focus="false" form:apply-design-mode="false"/>
      <text:tracked-changes>
        <text:changed-region xml:id="ct94819831553840" text:id="ct94819831553840">
          <text:deletion>
            <office:change-info>
              <dc:creator>Unknown Author</dc:creator>
              <dc:date>2022-05-28T17:29:17</dc:date>
            </office:change-info>
            <text:p text:style-name="P11"><text:span text:style-name="T5">common-password</text:span></text:p>
          </text:deletion>
        </text:changed-region>
        <text:changed-region xml:id="ct94819831553472" text:id="ct94819831553472">
          <text:deletion>
            <office:change-info>
              <dc:creator>Unknown Author</dc:creator>
              <dc:date>2022-05-28T17:23:24</dc:date>
            </office:change-info>
            <text:p text:style-name="P11"><text:span text:style-name="T5">/</text:span></text:p>
          </text:deletion>
        </text:changed-region>
        <text:changed-region xml:id="ct94819831553152" text:id="ct94819831553152">
          <text:deletion>
            <office:change-info>
              <dc:creator>Unknown Author</dc:creator>
              <dc:date>2022-05-28T17:29:17</dc:date>
            </office:change-info>
            <text:p text:style-name="P11"><text:span text:style-name="T5">cd nano /</text:span><text:span text:style-name="T2">etc/</text:span><text:span text:style-name="T5">pam.d</text:span></text:p>
          </text:deletion>
        </text:changed-region>
        <text:changed-region xml:id="ct94819831552736" text:id="ct94819831552736">
          <text:deletion>
            <office:change-info>
              <dc:creator>Unknown Author</dc:creator>
              <dc:date>2022-05-28T17:28:35</dc:date>
            </office:change-info>
            <text:p text:style-name="P11"><text:span text:style-name="T5"/></text:p>
            <text:p text:style-name="P11"><text:span text:style-name="T5"/></text:p>
          </text:deletion>
        </text:changed-region>
        <text:changed-region xml:id="ct94819831555984" text:id="ct94819831555984">
          <text:insertion>
            <office:change-info>
              <dc:creator>Unknown Author</dc:creator>
              <dc:date>2022-05-28T17:37:2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int 2 Challenge commands</text:p>
      <text:p text:style-name="P1"/>
      <text:p text:style-name="P1">Groups</text:p>
      <text:p text:style-name="P2">sudo groupadd IT_dept</text:p>
      <text:p text:style-name="P2">sudo groupadd HR_dept</text:p>
      <text:p text:style-name="P2">sudo groupadd Dev_dept</text:p>
      <text:p text:style-name="P2">sudo groupadd QA_dept</text:p>
      <text:p text:style-name="P2">sudo groupadd QC_dept</text:p>
      <text:p text:style-name="P2"/>
      <text:p text:style-name="P2">Group Directories</text:p>
      <text:p text:style-name="P2">sudo mkdir data</text:p>
      <text:p text:style-name="P2">cd data</text:p>
      <text:p text:style-name="P2">sudo mkdir IT_data</text:p>
      <text:p text:style-name="P2">sudo mkdir HR_data</text:p>
      <text:p text:style-name="P2">sudo mkdir Dev_data</text:p>
      <text:p text:style-name="P2">sudo mkdir QA_data</text:p>
      <text:p text:style-name="P2">sudo mkdir QC_data</text:p>
      <text:p text:style-name="P2"/>
      <text:p text:style-name="P3">User<text:span text:style-name="T1">s_&amp;</text:span>_Group</text:p>
      <text:p text:style-name="P3">sudo useradd -g IT_dept William</text:p>
      <text:p text:style-name="P3">sudo useradd -g HR_dept Joseph</text:p>
      <text:p text:style-name="P3">sudo useradd -g Dev_dept Becky</text:p>
      <text:p text:style-name="P3">sudo useradd -g QA_dept Lisa</text:p>
      <text:p text:style-name="P3">sudo useradd -g QC_dept Robby</text:p>
      <text:p text:style-name="P3"/>
      <text:p text:style-name="P4">Users_as_Admin</text:p>
      <text:p text:style-name="P4">sudo usermod -aG sudo William</text:p>
      <text:p text:style-name="P4">sudo usermod -aG sudo Joseph</text:p>
      <text:p text:style-name="P4">sudo usermod -aG sudo Becky</text:p>
      <text:p text:style-name="P4">sudo usermod -aG sudo Lisa</text:p>
      <text:p text:style-name="P4">sudo usermod -aG sudo Robby</text:p>
      <text:p text:style-name="P4"/>
      <text:p text:style-name="P4">Users_dir_Owners</text:p>
      <text:p text:style-name="P4">sudo chown William ./IT_data/</text:p>
      <text:p text:style-name="P4">sudo chown Joseph ./HR_data/</text:p>
      <text:p text:style-name="P4">sudo chown Becky ./Dev_data/</text:p>
      <text:p text:style-name="P4">sudo chown Lisa ./QA_data/</text:p>
      <text:p text:style-name="P4">sudo chown Robby ./QC_data/</text:p>
      <text:p text:style-name="P4"/>
      <text:p text:style-name="P5">Groups_dir_Ownership</text:p>
      <text:p text:style-name="P5">sudo chgrp IT_dept IT_data</text:p>
      <text:p text:style-name="P5">sudo chgrp HR_dept HR_data</text:p>
      <text:p text:style-name="P5">sudo chgrp Dev_dept Dev_data</text:p>
      <text:p text:style-name="P5">sudo chgrp QA_dept QA_data</text:p>
      <text:p text:style-name="P5">sudo chgrp QC_dept QC_data</text:p>
      <text:p text:style-name="P4"/>
      <text:p text:style-name="P6">Group_dir_Permisions</text:p>
      <text:p text:style-name="P6">sudo chmod 770 Dev_data</text:p>
      <text:p text:style-name="P6">sudo chmod 770 HR_data</text:p>
      <text:p text:style-name="P6">sudo chmod 770 IT_data</text:p>
      <text:p text:style-name="P6">sudo chmod 770 QA_data</text:p>
      <text:p text:style-name="P6">sudo chmod 770 QC_data</text:p>
      <text:p text:style-name="P7"><text:soft-page-break/>User_Passwd_Change</text:p>
      <text:p text:style-name="P7">sudo chage -d0 William</text:p>
      <text:p text:style-name="P7">sudo chage -d0 Joseph</text:p>
      <text:p text:style-name="P7">sudo chage -d0 Becky</text:p>
      <text:p text:style-name="P7">sudo chage -d0 Lisa</text:p>
      <text:p text:style-name="P7">sudo chage -d0 Robby</text:p>
      <text:p text:style-name="P3"/>
      <text:p text:style-name="P3"/>
      <text:p text:style-name="P8">Password_Complexity</text:p>
      <text:p text:style-name="P8">sudo apt-get install libpam-pwquality</text:p>
      <text:p text:style-name="P11">cd /etc/pam.d<text:change text:change-id="ct94819831553840"/><text:change text:change-id="ct94819831553472"/><text:change text:change-id="ct94819831553152"/><text:change text:change-id="ct94819831552736"/><text:change-start text:change-id="ct94819831555984"/></text:p>
      <text:p text:style-name="P10">sudo nano common-password<text:change-end text:change-id="ct94819831555984"/></text:p>
      <text:p text:style-name="P9"><text:span text:style-name="T3">minlen = 8 ucredit=-1 </text:span><text:span text:style-name="T4">l</text:span><text:span text:style-name="T3">credit=-1 dcredit=-1 </text:span><text:span text:style-name="T4">o</text:span><text:span text:style-name="T3">credit=-1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8T15:22:24.659711630</meta:creation-date>
    <dc:date>2022-05-28T17:40:23.584940826</dc:date>
    <meta:editing-duration>PT53M15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2" meta:paragraph-count="56" meta:word-count="195" meta:character-count="1286" meta:non-whitespace-character-count="1147"/>
  </office:meta>
</office:document-meta>
</file>